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<text:span text:style-name="T1">C. difficile</text:span> MDM recipe</text:p>
          </table:table-cell>
          <table:covered-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50ml Amino acids stock (x100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ss (g)</text:p>
          </table:table-cell>
        </table:table-row>
        <table:table-row table:style-name="ro1">
          <table:table-cell office:value-type="string" calcext:value-type="string">
            <text:p>Tryptophan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ethion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steine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50ml Mineral stock 1 (x1000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ss (g)</text:p>
          </table:table-cell>
        </table:table-row>
        <table:table-row table:style-name="ro1">
          <table:table-cell office:value-type="string" calcext:value-type="string">
            <text:p>CoCl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eSO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nCl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(NH4)2SO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50ml Mineral stock 2 (x10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ss (g)</text:p>
          </table:table-cell>
        </table:table-row>
        <table:table-row table:style-name="ro1">
          <table:table-cell office:value-type="string" calcext:value-type="string">
            <text:p>KH2PO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NaHCO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string" calcext:value-type="string">
            <text:p>Vitamins????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Final rec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ume (ml)</text:p>
          </table:table-cell>
        </table:table-row>
        <table:table-row table:style-name="ro1">
          <table:table-cell office:value-type="string" calcext:value-type="string">
            <text:p>Amino acid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rals 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inerals 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444.5" calcext:value-type="float">
            <text:p>44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17:37:33.552201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3:49:55.458265535</meta:creation-date>
    <meta:print-date>2018-07-27T14:11:22.673119631</meta:print-date>
    <dc:date>2018-07-28T17:38:28.924887673</dc:date>
    <meta:editing-duration>PT1M45S</meta:editing-duration>
    <meta:editing-cycles>2</meta:editing-cycles>
    <meta:generator>LibreOffice/5.1.6.2$Linux_X86_64 LibreOffice_project/10m0$Build-2</meta:generator>
    <meta:document-statistic meta:table-count="1" meta:cell-count="52" meta:object-count="0"/>
  </office:meta>
</office:document-meta>
</file>